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DefinitionTemplate.AbstractItemDefinitionTemplate( Item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temDefinitionTemplate.setOnParentVersion( int op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setAutoCreated( boolean auto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getDeclaring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AbstractItemDefini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temDefinitionTemplate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setProtected( boolean protected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setMandatory(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DefinitionTempl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